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25_13-11-15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25_14-27-14_000.jpg</text:p>
          </table:table-cell>
          <table:table-cell table:style-name="ce22" office:value-type="string">
            <text:p>:m 東和 PHOTO / 200925sa / 南部市場駅 / 金沢区富岡東PJ新築工事 / １名 / サイタ工業（森下組） / 資料：交通</text:p>
          </table:table-cell>
          <table:table-cell table:style-name="ce4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3]=&quot;&quot;;[.C3];CONCATENATE([.C3];&quot; / &quot;;[.E3]))" office:value-type="string" office:string-value=":m 東和 PHOTO / 200925sa / 南部市場駅 / 金沢区富岡東PJ新築工事 / １名 / サイタ工業（森下組） / 資料：交通">
            <text:p>:m 東和 PHOTO / 200925sa / 南部市場駅 / 金沢区富岡東PJ新築工事 / １名 / サイタ工業（森下組） / 資料：交通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25_15-56-27_000.jpg</text:p>
          </table:table-cell>
          <table:table-cell table:style-name="ce19" office:value-type="string">
            <text:p>:PHOTO 記録 / 経過記録；作ったもの / food=日陰干し / material=白菜,time=~</text:p>
          </table:table-cell>
          <table:table-cell table:style-name="ce38"/>
          <table:table-cell table:style-name="ce4"/>
          <table:table-cell table:style-name="ce4" office:value-type="string">
            <text:p>N-35-35-28.559875 E-139-34-49.544677</text:p>
          </table:table-cell>
          <table:table-cell table:style-name="ce39" table:formula="of:=IF([.E4]=&quot;&quot;;[.C4];CONCATENATE([.C4];&quot; / &quot;;[.E4]))" office:value-type="string" office:string-value=":PHOTO 記録 / 経過記録；作ったもの / food=日陰干し / material=白菜,time=~">
            <text:p>:PHOTO 記録 / 経過記録；作ったもの / food=日陰干し / material=白菜,time=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25_16-07-20_000.jpg</text:p>
          </table:table-cell>
          <table:table-cell table:style-name="ce22" office:value-type="string">
            <text:p>:m 東和 PHOTO / 200925sa / 南部市場駅 / 金沢区富岡東PJ新築工事 / １名 / サイタ工業（森下組） / 資料：天気</text:p>
          </table:table-cell>
          <table:table-cell table:style-name="ce17"/>
          <table:table-cell table:style-name="ce4"/>
          <table:table-cell table:style-name="ce4" office:value-type="string">
            <text:p>N-35-35-28.504943 E-139-34-49.434814</text:p>
          </table:table-cell>
          <table:table-cell table:style-name="ce39" table:formula="of:=IF([.E5]=&quot;&quot;;[.C5];CONCATENATE([.C5];&quot; / &quot;;[.E5]))" office:value-type="string" office:string-value=":m 東和 PHOTO / 200925sa / 南部市場駅 / 金沢区富岡東PJ新築工事 / １名 / サイタ工業（森下組） / 資料：天気">
            <text:p>:m 東和 PHOTO / 200925sa / 南部市場駅 / 金沢区富岡東PJ新築工事 / １名 / サイタ工業（森下組） / 資料：天気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25_16-08-31_000.jpg</text:p>
          </table:table-cell>
          <table:table-cell table:style-name="ce22" office:value-type="string">
            <text:p>:m 東和 PHOTO / 200925sa / 南部市場駅 / 金沢区富岡東PJ新築工事 / １名 / サイタ工業（森下組） / 資料：地図</text:p>
          </table:table-cell>
          <table:table-cell table:style-name="ce18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6]=&quot;&quot;;[.C6];CONCATENATE([.C6];&quot; / &quot;;[.E6]))" office:value-type="string" office:string-value=":m 東和 PHOTO / 200925sa / 南部市場駅 / 金沢区富岡東PJ新築工事 / １名 / サイタ工業（森下組） / 資料：地図">
            <text:p>:m 東和 PHOTO / 200925sa / 南部市場駅 / 金沢区富岡東PJ新築工事 / １名 / サイタ工業（森下組） / 資料：地図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25_16-09-00_000.jpg</text:p>
          </table:table-cell>
          <table:table-cell table:style-name="ce22" office:value-type="string">
            <text:p>:m 東和 PHOTO / 200925sa / 南部市場駅 / 金沢区富岡東PJ新築工事 / １名 / サイタ工業（森下組） / 資料：交通</text:p>
          </table:table-cell>
          <table:table-cell table:style-name="ce19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7]=&quot;&quot;;[.C7];CONCATENATE([.C7];&quot; / &quot;;[.E7]))" office:value-type="string" office:string-value=":m 東和 PHOTO / 200925sa / 南部市場駅 / 金沢区富岡東PJ新築工事 / １名 / サイタ工業（森下組） / 資料：交通">
            <text:p>:m 東和 PHOTO / 200925sa / 南部市場駅 / 金沢区富岡東PJ新築工事 / １名 / サイタ工業（森下組） / 資料：交通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25_16-09-47_000.jpg</text:p>
          </table:table-cell>
          <table:table-cell table:style-name="ce22" office:value-type="string">
            <text:p>:m 東和 PHOTO / 200925sa / 南部市場駅 / 金沢区富岡東PJ新築工事 / １名 / サイタ工業（森下組） / 資料：時刻リスト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8]=&quot;&quot;;[.C8];CONCATENATE([.C8];&quot; / &quot;;[.E8]))" office:value-type="string" office:string-value=":m 東和 PHOTO / 200925sa / 南部市場駅 / 金沢区富岡東PJ新築工事 / １名 / サイタ工業（森下組） / 資料：時刻リスト">
            <text:p>:m 東和 PHOTO / 200925sa / 南部市場駅 / 金沢区富岡東PJ新築工事 / １名 / サイタ工業（森下組） / 資料：時刻リスト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25_16-11-59_000.jpg</text:p>
          </table:table-cell>
          <table:table-cell table:style-name="ce22" office:value-type="string">
            <text:p>:m 東和 PHOTO / 200925sa / 南部市場駅 / 金沢区富岡東PJ新築工事 / １名 / サイタ工業（森下組） / 資料：地図：ストリート</text:p>
          </table:table-cell>
          <table:table-cell table:style-name="ce18"/>
          <table:table-cell table:style-name="ce4"/>
          <table:table-cell table:style-name="ce4" office:value-type="string">
            <text:p>N-35-35-28.559875 E-139-34-48.885498</text:p>
          </table:table-cell>
          <table:table-cell table:style-name="ce39" table:formula="of:=IF([.E9]=&quot;&quot;;[.C9];CONCATENATE([.C9];&quot; / &quot;;[.E9]))" office:value-type="string" office:string-value=":m 東和 PHOTO / 200925sa / 南部市場駅 / 金沢区富岡東PJ新築工事 / １名 / サイタ工業（森下組） / 資料：地図：ストリート">
            <text:p>:m 東和 PHOTO / 200925sa / 南部市場駅 / 金沢区富岡東PJ新築工事 / １名 / サイタ工業（森下組） / 資料：地図：ストリート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25_18-16-10_000.jpg</text:p>
          </table:table-cell>
          <table:table-cell table:style-name="ce17" office:value-type="string">
            <text:p>:m RES 1*1 / free# JVEMV6 37#23.1_17 / 37. miscs of miscs / 23. CO2 / 1. mind-map / M-47:#20.1 / topic=DBDs / N~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10]=&quot;&quot;;[.C10];CONCATENATE([.C10];&quot; / &quot;;[.E10]))" office:value-type="string" office:string-value=":m RES 1*1 / free# JVEMV6 37#23.1_17 / 37. miscs of miscs / 23. CO2 / 1. mind-map / M-47:#20.1 / topic=DBDs / N~">
            <text:p>:m RES 1*1 / free# JVEMV6 37#23.1_17 / 37. miscs of miscs / 23. CO2 / 1. mind-map / M-47:#20.1 / topic=DBDs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25_20-46-14_000.jpg</text:p>
          </table:table-cell>
          <table:table-cell table:style-name="ce1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26_04-31-14_000.jpg</text:p>
          </table:table-cell>
          <table:table-cell table:style-name="ce19" office:value-type="string">
            <text:p>:m :PHOTO 起きた時刻 / 2020 / ３０分前</text:p>
          </table:table-cell>
          <table:table-cell table:style-name="ce17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12]=&quot;&quot;;[.C12];CONCATENATE([.C12];&quot; / &quot;;[.E12]))" office:value-type="string" office:string-value=":m :PHOTO 起きた時刻 / 2020 / ３０分前">
            <text:p>:m :PHOTO 起きた時刻 / 2020 / ３０分前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26_05-01-25_000.jpg</text:p>
          </table:table-cell>
          <table:table-cell table:style-name="ce8" office:value-type="string">
            <text:p>-*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13]=&quot;&quot;;[.C13];CONCATENATE([.C13];&quot; / &quot;;[.E13]))" office:value-type="string" office:string-value="-*">
            <text:p>-*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26_05-15-59_000.jpg</text:p>
          </table:table-cell>
          <table:table-cell table:style-name="ce22" office:value-type="string">
            <text:p>:m 東和 PHOTO / 200925sa / 南部市場駅 / 金沢区富岡東PJ新築工事 / １名 / サイタ工業（森下組） / 出発時間</text:p>
          </table:table-cell>
          <table:table-cell table:style-name="ce19"/>
          <table:table-cell table:style-name="ce4"/>
          <table:table-cell table:style-name="ce4" office:value-type="string">
            <text:p>N-35-35-28.244018 E-139-34-49.929199</text:p>
          </table:table-cell>
          <table:table-cell table:style-name="ce39" table:formula="of:=IF([.E14]=&quot;&quot;;[.C14];CONCATENATE([.C14];&quot; / &quot;;[.E14]))" office:value-type="string" office:string-value=":m 東和 PHOTO / 200925sa / 南部市場駅 / 金沢区富岡東PJ新築工事 / １名 / サイタ工業（森下組） / 出発時間">
            <text:p>:m 東和 PHOTO / 200925sa / 南部市場駅 / 金沢区富岡東PJ新築工事 / １名 / サイタ工業（森下組） / 出発時間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26_07-05-02_000.jpg</text:p>
          </table:table-cell>
          <table:table-cell table:style-name="ce8" office:value-type="string">
            <text:p>:PHOTO 記録しておきたいもの / @南部市場駅、東和現場近く：隣り / 事業所敷地：救命器具の置き場 / N-35-22-43.128662 E-139-38-12.956542</text:p>
          </table:table-cell>
          <table:table-cell table:style-name="ce17"/>
          <table:table-cell table:style-name="ce4" table:formula="of:=[.F15]" office:value-type="string" office:string-value="N-35-22-43.128662 E-139-38-12.956542">
            <text:p>N-35-22-43.128662 E-139-38-12.956542</text:p>
          </table:table-cell>
          <table:table-cell table:style-name="ce4" office:value-type="string">
            <text:p>N-35-22-43.128662 E-139-38-12.956542</text:p>
          </table:table-cell>
          <table:table-cell table:style-name="ce39" table:formula="of:=IF([.E15]=&quot;&quot;;[.C15];CONCATENATE([.C15];&quot; / &quot;;[.E15]))" office:value-type="string" office:string-value=":PHOTO 記録しておきたいもの / @南部市場駅、東和現場近く：隣り / 事業所敷地：救命器具の置き場 / N-35-22-43.128662 E-139-38-12.956542 / N-35-22-43.128662 E-139-38-12.956542">
            <text:p>:PHOTO 記録しておきたいもの / @南部市場駅、東和現場近く：隣り / 事業所敷地：救命器具の置き場 / N-35-22-43.128662 E-139-38-12.956542 / N-35-22-43.128662 E-139-38-12.956542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9-26_07-05-09_000.jpg</text:p>
          </table:table-cell>
          <table:table-cell table:style-name="ce8" office:value-type="string">
            <text:p>:PHOTO 記録しておきたいもの / @南部市場駅、東和現場近く：隣り / 事業所敷地：救命器具の置き場 / N-35-22-43.128662 E-139-38-12.956542</text:p>
          </table:table-cell>
          <table:table-cell table:style-name="ce18"/>
          <table:table-cell table:style-name="ce4" table:formula="of:=[.F16]" office:value-type="string" office:string-value="N-35-22-43.128662 E-139-38-12.956542">
            <text:p>N-35-22-43.128662 E-139-38-12.956542</text:p>
          </table:table-cell>
          <table:table-cell table:style-name="ce4" office:value-type="string">
            <text:p>N-35-22-43.128662 E-139-38-12.956542</text:p>
          </table:table-cell>
          <table:table-cell table:style-name="ce39" table:formula="of:=IF([.E16]=&quot;&quot;;[.C16];CONCATENATE([.C16];&quot; / &quot;;[.E16]))" office:value-type="string" office:string-value=":PHOTO 記録しておきたいもの / @南部市場駅、東和現場近く：隣り / 事業所敷地：救命器具の置き場 / N-35-22-43.128662 E-139-38-12.956542 / N-35-22-43.128662 E-139-38-12.956542">
            <text:p>:PHOTO 記録しておきたいもの / @南部市場駅、東和現場近く：隣り / 事業所敷地：救命器具の置き場 / N-35-22-43.128662 E-139-38-12.956542 / N-35-22-43.128662 E-139-38-12.956542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9-26_07-05-18_000.jpg</text:p>
          </table:table-cell>
          <table:table-cell table:style-name="ce8" office:value-type="string">
            <text:p>:PHOTO 記録しておきたいもの / @南部市場駅、東和現場近く：隣り / 事業所敷地：救命器具の置き場 / N-35-22-43.128662 E-139-38-12.956542</text:p>
          </table:table-cell>
          <table:table-cell table:style-name="ce19"/>
          <table:table-cell table:style-name="ce4" table:formula="of:=[.F17]" office:value-type="string" office:string-value="N-35-22-43.128662 E-139-38-12.956542">
            <text:p>N-35-22-43.128662 E-139-38-12.956542</text:p>
          </table:table-cell>
          <table:table-cell table:style-name="ce4" office:value-type="string">
            <text:p>N-35-22-43.128662 E-139-38-12.956542</text:p>
          </table:table-cell>
          <table:table-cell table:style-name="ce39" table:formula="of:=IF([.E17]=&quot;&quot;;[.C17];CONCATENATE([.C17];&quot; / &quot;;[.E17]))" office:value-type="string" office:string-value=":PHOTO 記録しておきたいもの / @南部市場駅、東和現場近く：隣り / 事業所敷地：救命器具の置き場 / N-35-22-43.128662 E-139-38-12.956542 / N-35-22-43.128662 E-139-38-12.956542">
            <text:p>:PHOTO 記録しておきたいもの / @南部市場駅、東和現場近く：隣り / 事業所敷地：救命器具の置き場 / N-35-22-43.128662 E-139-38-12.956542 / N-35-22-43.128662 E-139-38-12.956542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9-26_07-05-23_000.jpg</text:p>
          </table:table-cell>
          <table:table-cell table:style-name="ce8" office:value-type="string">
            <text:p>:PHOTO 記録しておきたいもの / @南部市場駅、東和現場近く：隣り / 事業所敷地：救命器具の置き場 / N-35-22-43.513183 E-139-38-12.572021</text:p>
          </table:table-cell>
          <table:table-cell table:style-name="ce19"/>
          <table:table-cell table:style-name="ce4" table:formula="of:=[.F18]" office:value-type="string" office:string-value="N-35-22-43.513183 E-139-38-12.572021">
            <text:p>N-35-22-43.513183 E-139-38-12.572021</text:p>
          </table:table-cell>
          <table:table-cell table:style-name="ce4" office:value-type="string">
            <text:p>N-35-22-43.513183 E-139-38-12.572021</text:p>
          </table:table-cell>
          <table:table-cell table:style-name="ce39" table:formula="of:=IF([.E18]=&quot;&quot;;[.C18];CONCATENATE([.C18];&quot; / &quot;;[.E18]))" office:value-type="string" office:string-value=":PHOTO 記録しておきたいもの / @南部市場駅、東和現場近く：隣り / 事業所敷地：救命器具の置き場 / N-35-22-43.513183 E-139-38-12.572021 / N-35-22-43.513183 E-139-38-12.572021">
            <text:p>:PHOTO 記録しておきたいもの / @南部市場駅、東和現場近く：隣り / 事業所敷地：救命器具の置き場 / N-35-22-43.513183 E-139-38-12.572021 / N-35-22-43.513183 E-139-38-12.572021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9-26_07-06-16_000.jpg</text:p>
          </table:table-cell>
          <table:table-cell table:style-name="ce22" office:value-type="string">
            <text:p>:m 東和 PHOTO / 200925sa / 南部市場駅 / 金沢区富岡東PJ新築工事 / １名 / サイタ工業（森下組） / 現場状況 / N-35-22-43.691711 E-139-38-12.297363</text:p>
          </table:table-cell>
          <table:table-cell table:style-name="ce17"/>
          <table:table-cell table:style-name="ce4" table:formula="of:=[.F19]" office:value-type="string" office:string-value="N-35-22-43.691711 E-139-38-12.297363">
            <text:p>N-35-22-43.691711 E-139-38-12.297363</text:p>
          </table:table-cell>
          <table:table-cell table:style-name="ce4" office:value-type="string">
            <text:p>N-35-22-43.691711 E-139-38-12.297363</text:p>
          </table:table-cell>
          <table:table-cell table:style-name="ce39" table:formula="of:=IF([.E19]=&quot;&quot;;[.C19];CONCATENATE([.C19];&quot; / &quot;;[.E19]))" office:value-type="string" office:string-value=":m 東和 PHOTO / 200925sa / 南部市場駅 / 金沢区富岡東PJ新築工事 / １名 / サイタ工業（森下組） / 現場状況 / N-35-22-43.691711 E-139-38-12.297363 / N-35-22-43.691711 E-139-38-12.297363">
            <text:p>:m 東和 PHOTO / 200925sa / 南部市場駅 / 金沢区富岡東PJ新築工事 / １名 / サイタ工業（森下組） / 現場状況 / N-35-22-43.691711 E-139-38-12.297363 / N-35-22-43.691711 E-139-38-12.297363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09-26_07-06-22_000.jpg</text:p>
          </table:table-cell>
          <table:table-cell table:style-name="ce22" office:value-type="string">
            <text:p>:m 東和 PHOTO / 200925sa / 南部市場駅 / 金沢区富岡東PJ新築工事 / １名 / サイタ工業（森下組） / 現場状況 / N-35-22-43.691711 E-139-38-12.297363</text:p>
          </table:table-cell>
          <table:table-cell table:style-name="ce18"/>
          <table:table-cell table:style-name="ce4" table:formula="of:=[.F20]" office:value-type="string" office:string-value="N-35-22-43.691711 E-139-38-12.297363">
            <text:p>N-35-22-43.691711 E-139-38-12.297363</text:p>
          </table:table-cell>
          <table:table-cell table:style-name="ce4" office:value-type="string">
            <text:p>N-35-22-43.691711 E-139-38-12.297363</text:p>
          </table:table-cell>
          <table:table-cell table:style-name="ce39" table:formula="of:=IF([.E20]=&quot;&quot;;[.C20];CONCATENATE([.C20];&quot; / &quot;;[.E20]))" office:value-type="string" office:string-value=":m 東和 PHOTO / 200925sa / 南部市場駅 / 金沢区富岡東PJ新築工事 / １名 / サイタ工業（森下組） / 現場状況 / N-35-22-43.691711 E-139-38-12.297363 / N-35-22-43.691711 E-139-38-12.297363">
            <text:p>:m 東和 PHOTO / 200925sa / 南部市場駅 / 金沢区富岡東PJ新築工事 / １名 / サイタ工業（森下組） / 現場状況 / N-35-22-43.691711 E-139-38-12.297363 / N-35-22-43.691711 E-139-38-12.297363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09-26_12-43-01_000.jpg</text:p>
          </table:table-cell>
          <table:table-cell table:style-name="ce8" office:value-type="string">
            <text:p>:PHOTO 記録しておきたいもの / @南部市場駅、東和現場近く：隣り / 事業所敷地：救命器具の置き場 / N-35-22-43.458251 E-139-38-12.407226</text:p>
          </table:table-cell>
          <table:table-cell table:style-name="ce19"/>
          <table:table-cell table:style-name="ce4" table:formula="of:=[.F21]" office:value-type="string" office:string-value="N-35-22-43.458251 E-139-38-12.407226">
            <text:p>N-35-22-43.458251 E-139-38-12.407226</text:p>
          </table:table-cell>
          <table:table-cell table:style-name="ce4" office:value-type="string">
            <text:p>N-35-22-43.458251 E-139-38-12.407226</text:p>
          </table:table-cell>
          <table:table-cell table:style-name="ce39" table:formula="of:=IF([.E21]=&quot;&quot;;[.C21];CONCATENATE([.C21];&quot; / &quot;;[.E21]))" office:value-type="string" office:string-value=":PHOTO 記録しておきたいもの / @南部市場駅、東和現場近く：隣り / 事業所敷地：救命器具の置き場 / N-35-22-43.458251 E-139-38-12.407226 / N-35-22-43.458251 E-139-38-12.407226">
            <text:p>:PHOTO 記録しておきたいもの / @南部市場駅、東和現場近く：隣り / 事業所敷地：救命器具の置き場 / N-35-22-43.458251 E-139-38-12.407226 / N-35-22-43.458251 E-139-38-12.407226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09-26_12-43-20_000.jpg</text:p>
          </table:table-cell>
          <table:table-cell table:style-name="ce8" office:value-type="string">
            <text:p>:PHOTO 記録しておきたいもの / @南部市場駅、東和現場近く：隣り / 事業所敷地：救命器具の置き場 / N-35-22-45.422058 E-139-38-11.418457</text:p>
          </table:table-cell>
          <table:table-cell table:style-name="ce19"/>
          <table:table-cell table:style-name="ce4" table:formula="of:=[.F22]" office:value-type="string" office:string-value="N-35-22-45.422058 E-139-38-11.418457">
            <text:p>N-35-22-45.422058 E-139-38-11.418457</text:p>
          </table:table-cell>
          <table:table-cell table:style-name="ce4" office:value-type="string">
            <text:p>N-35-22-45.422058 E-139-38-11.418457</text:p>
          </table:table-cell>
          <table:table-cell table:style-name="ce39" table:formula="of:=IF([.E22]=&quot;&quot;;[.C22];CONCATENATE([.C22];&quot; / &quot;;[.E22]))" office:value-type="string" office:string-value=":PHOTO 記録しておきたいもの / @南部市場駅、東和現場近く：隣り / 事業所敷地：救命器具の置き場 / N-35-22-45.422058 E-139-38-11.418457 / N-35-22-45.422058 E-139-38-11.418457">
            <text:p>:PHOTO 記録しておきたいもの / @南部市場駅、東和現場近く：隣り / 事業所敷地：救命器具の置き場 / N-35-22-45.422058 E-139-38-11.418457 / N-35-22-45.422058 E-139-38-11.418457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09-26_19-57-14_000.jpg</text:p>
          </table:table-cell>
          <table:table-cell table:style-name="ce19" office:value-type="string">
            <text:p>:PHOTO 記録 / 経過記録；作ったもの / food=日陰干し / material=白菜,time=~</text:p>
          </table:table-cell>
          <table:table-cell table:style-name="ce16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23]=&quot;&quot;;[.C23];CONCATENATE([.C23];&quot; / &quot;;[.E23]))" office:value-type="string" office:string-value=":PHOTO 記録 / 経過記録；作ったもの / food=日陰干し / material=白菜,time=~">
            <text:p>:PHOTO 記録 / 経過記録；作ったもの / food=日陰干し / material=白菜,time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09-26_20-40-36_000.jpg</text:p>
          </table:table-cell>
          <table:table-cell table:style-name="ce8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422546 E-139-34-49.050292</text:p>
          </table:table-cell>
          <table:table-cell table:style-name="ce39" table:formula="of:=IF([.E24]=&quot;&quot;;[.C24];CONCATENATE([.C24];&quot; / &quot;;[.E24]))" office:value-type="string" office:string-value=":m 食べた物">
            <text:p>:m 食べた物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09-26_22-55-27_000.jpg</text:p>
          </table:table-cell>
          <table:table-cell table:style-name="ce8" office:value-type="string">
            <text:p>:m 記録 / お酒</text:p>
          </table:table-cell>
          <table:table-cell table:style-name="ce4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25]=&quot;&quot;;[.C25];CONCATENATE([.C25];&quot; / &quot;;[.E25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0-09-26_23-20-08_000.jpg</text:p>
          </table:table-cell>
          <table:table-cell table:style-name="ce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26]=&quot;&quot;;[.C26];CONCATENATE([.C26];&quot; / &quot;;[.E26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0-09-26_23-32-19_000.jpg</text:p>
          </table:table-cell>
          <table:table-cell table:style-name="ce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27]=&quot;&quot;;[.C27];CONCATENATE([.C27];&quot; / &quot;;[.E27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0-09-26_23-40-14_000.jpg</text:p>
          </table:table-cell>
          <table:table-cell table:style-name="ce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28]=&quot;&quot;;[.C28];CONCATENATE([.C28];&quot; / &quot;;[.E28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0-09-27_00-36-33_000.jpg</text:p>
          </table:table-cell>
          <table:table-cell table:style-name="ce18" office:value-type="string">
            <text:p>:m :PHOTO 寝た時刻 / 2020</text:p>
          </table:table-cell>
          <table:table-cell table:style-name="ce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29]=&quot;&quot;;[.C29];CONCATENATE([.C29];&quot; / &quot;;[.E29]))" office:value-type="string" office:string-value=":m :PHOTO 寝た時刻 / 2020">
            <text:p>:m :PHOTO 寝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0-09-27_08-59-32_000.jpg</text:p>
          </table:table-cell>
          <table:table-cell table:style-name="ce19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642272 E-139-34-49.544677</text:p>
          </table:table-cell>
          <table:table-cell table:style-name="ce39" table:formula="of:=IF([.E30]=&quot;&quot;;[.C30];CONCATENATE([.C30];&quot; / &quot;;[.E30]))" office:value-type="string" office:string-value=":m :PHOTO 起きた時刻 / 2020">
            <text:p>:m :PHOTO 起き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25_14-49-43_000.mp4</text:p>
          </table:table-cell>
          <table:table-cell table:style-name="ce8" office:value-type="string">
            <text:p>:VIDEO / @自室 / 記録 / knoten / 実演,perform / n-2020-0925-1 / knot=角縛り＋いぼ結び,R=1,for=完成したところ</text:p>
          </table:table-cell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string" office:string-value=":VIDEO / @自室 / 記録 / knoten / 実演,perform / n-2020-0925-1 / knot=角縛り＋いぼ結び,R=1,for=完成したところ">
            <text:p>:VIDEO / @自室 / 記録 / knoten / 実演,perform / n-2020-0925-1 / knot=角縛り＋いぼ結び,R=1,for=完成したところ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25_15-08-52_000.mp4</text:p>
          </table:table-cell>
          <table:table-cell table:style-name="ce8" office:value-type="string">
            <text:p>:VIDEO / @自室 / 記録 / knoten / 実演,perform / n-2020-0925-2 / knot=もやい結び,other=usage:自分を吊るす,for=片手で結ぶ</text:p>
          </table:table-cell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string" office:string-value=":VIDEO / @自室 / 記録 / knoten / 実演,perform / n-2020-0925-2 / knot=もやい結び,other=usage:自分を吊るす,for=片手で結ぶ">
            <text:p>:VIDEO / @自室 / 記録 / knoten / 実演,perform / n-2020-0925-2 / knot=もやい結び,other=usage:自分を吊るす,for=片手で結ぶ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25_17-24-17_000.mid</text:p>
          </table:table-cell>
          <table:table-cell table:style-name="ce8" office:value-type="string">
            <text:p>:in-mid / app=perfect-piano / 演奏、play / id-2020-0925-1 / category=melody,inst=piano,for=~</text:p>
          </table:table-cell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string" office:string-value=":in-mid / app=perfect-piano / 演奏、play / id-2020-0925-1 / category=melody,inst=piano,for=~">
            <text:p>:in-mid / app=perfect-piano / 演奏、play / id-2020-0925-1 / category=melody,inst=piano,for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25_17-42-36_000.mid</text:p>
          </table:table-cell>
          <table:table-cell table:style-name="ce8" office:value-type="string">
            <text:p>:in-mid / app=perfect-piano / 演奏、play / id-2020-0925-2 / category=melody,inst=piano,for=~</text:p>
          </table:table-cell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string" office:string-value=":in-mid / app=perfect-piano / 演奏、play / id-2020-0925-2 / category=melody,inst=piano,for=~">
            <text:p>:in-mid / app=perfect-piano / 演奏、play / id-2020-0925-2 / category=melody,inst=piano,for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25_19-08-47_000.mid</text:p>
          </table:table-cell>
          <table:table-cell table:style-name="ce8" office:value-type="string">
            <text:p>:in-mid / app=perfect-piano / 演奏、play / id-2020-0925-3 / category=melody,inst=piano,for=~</text:p>
          </table:table-cell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string" office:string-value=":in-mid / app=perfect-piano / 演奏、play / id-2020-0925-3 / category=melody,inst=piano,for=~">
            <text:p>:in-mid / app=perfect-piano / 演奏、play / id-2020-0925-3 / category=melody,inst=piano,for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26_18-55-36_000.mp4</text:p>
          </table:table-cell>
          <table:table-cell table:style-name="ce8" office:value-type="string">
            <text:p>:VIDEO / @自室 / 記録 / jap.flute / 演奏、play / f-2020-0926-1 / genr=tips,note=Bf3,other=how-to-blow:explained</text:p>
          </table:table-cell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string" office:string-value=":VIDEO / @自室 / 記録 / jap.flute / 演奏、play / f-2020-0926-1 / genr=tips,note=Bf3,other=how-to-blow:explained">
            <text:p>:VIDEO / @自室 / 記録 / jap.flute / 演奏、play / f-2020-0926-1 / genr=tips,note=Bf3,other=how-to-blow:explained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26_22-33-03_000.mid</text:p>
          </table:table-cell>
          <table:table-cell table:style-name="ce8" office:value-type="string">
            <text:p>:in-mid / app=perfect-piano / 演奏、play / id-2020-0926-1 / category=melody,inst=piano,for=~</text:p>
          </table:table-cell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string" office:string-value=":in-mid / app=perfect-piano / 演奏、play / id-2020-0926-1 / category=melody,inst=piano,for=~">
            <text:p>:in-mid / app=perfect-piano / 演奏、play / id-2020-0926-1 / category=melody,inst=piano,for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27_09-40-53_000.mp4</text:p>
          </table:table-cell>
          <table:table-cell table:style-name="ce8" office:value-type="string">
            <text:p>:VIDEO / @自宅 / 体操 / ダンス、dance-original / d-2020-0927-1 / id=13.n / theme=回転</text:p>
          </table:table-cell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string" office:string-value=":VIDEO / @自宅 / 体操 / ダンス、dance-original / d-2020-0927-1 / id=13.n / theme=回転">
            <text:p>:VIDEO / @自宅 / 体操 / ダンス、dance-original / d-2020-0927-1 / id=13.n / theme=回転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27_09-41-53_000.mp4</text:p>
          </table:table-cell>
          <table:table-cell table:style-name="ce8" office:value-type="string">
            <text:p>:VIDEO / @自宅 / 体操 / ダンス、dance-original / d-2020-0927-2 / id=13.n(cont.) / theme=回転</text:p>
          </table:table-cell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string" office:string-value=":VIDEO / @自宅 / 体操 / ダンス、dance-original / d-2020-0927-2 / id=13.n(cont.) / theme=回転">
            <text:p>:VIDEO / @自宅 / 体操 / ダンス、dance-original / d-2020-0927-2 / id=13.n(cont.) / theme=回転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27_09-46-57_000.mp4</text:p>
          </table:table-cell>
          <table:table-cell table:style-name="ce8" office:value-type="string">
            <text:p>:VIDEO / @自宅 / 体操 / ダンス、dance-original / d-2020-0927-3 / id=14.n / theme=護身術：手で防ぐ</text:p>
          </table:table-cell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string" office:string-value=":VIDEO / @自宅 / 体操 / ダンス、dance-original / d-2020-0927-3 / id=14.n / theme=護身術：手で防ぐ">
            <text:p>:VIDEO / @自宅 / 体操 / ダンス、dance-original / d-2020-0927-3 / id=14.n / theme=護身術：手で防ぐ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27_09-49-10_000.mp4</text:p>
          </table:table-cell>
          <table:table-cell table:style-name="ce8" office:value-type="string">
            <text:p>:VIDEO / @自宅 / 体操 / ダンス、dance-original / d-2020-0927-4 / id=14a.n / theme=護身術：膝回し蹴りで防ぐ</text:p>
          </table:table-cell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string" office:string-value=":VIDEO / @自宅 / 体操 / ダンス、dance-original / d-2020-0927-4 / id=14a.n / theme=護身術：膝回し蹴りで防ぐ">
            <text:p>:VIDEO / @自宅 / 体操 / ダンス、dance-original / d-2020-0927-4 / id=14a.n / theme=護身術：膝回し蹴りで防ぐ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2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09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7">2020/09/27</text:date>, <text:time>10:36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27T10:36:16.20</dc:date>
    <dc:creator>iwabuchi ken</dc:creator>
    <meta:editing-duration>P25DT23H59M26S</meta:editing-duration>
    <meta:editing-cycles>9817</meta:editing-cycles>
    <meta:document-statistic meta:table-count="1" meta:cell-count="523" meta:object-count="0"/>
  </office:meta>
</office:document-meta>
</file>